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999999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2.197291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gister_Ma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Register Description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Notes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4" table:style-name="ce5">
            <text:p>Read Control Register</text:p>
          </table:table-cell>
          <table:table-cell office:value-type="string" table:number-columns-spanned="1" table:number-rows-spanned="4" table:style-name="ce5">
            <text:p>Base + 0x0000</text:p>
          </table:table-cell>
          <table:table-cell office:value-type="string" table:style-name="ce3">
            <text:p>Bit 0 → Read enabl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1 → Output register clock enable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2 → Output register reset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3 → Sleep Mod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ad Data Register</text:p>
          </table:table-cell>
          <table:table-cell office:value-type="string" table:style-name="ce3">
            <text:p>Base + 0x0004</text:p>
          </table:table-cell>
          <table:table-cell office:value-type="string" table:style-name="ce3">
            <text:p>Bits 31 downto Bit 0 (Data output of FIFO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rite Control Register</text:p>
          </table:table-cell>
          <table:table-cell office:value-type="string" table:style-name="ce3">
            <text:p>Base + 0x0008</text:p>
          </table:table-cell>
          <table:table-cell office:value-type="string" table:style-name="ce3">
            <text:p>Bit 0 → Write enabl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rite Data Register</text:p>
          </table:table-cell>
          <table:table-cell office:value-type="string" table:style-name="ce3">
            <text:p>Base + 0x000C</text:p>
          </table:table-cell>
          <table:table-cell office:value-type="string" table:style-name="ce3">
            <text:p>Bits 31 downto Bit 0 (Data input of FIFO)</text:p>
          </table:table-cell>
          <table:table-cell table:number-columns-repeated="16381"/>
        </table:table-row>
        <table:table-row table:style-name="ro1">
          <table:table-cell office:value-type="string" table:number-columns-spanned="1" table:number-rows-spanned="8" table:style-name="ce5">
            <text:p>FIFO Status Register</text:p>
          </table:table-cell>
          <table:table-cell office:value-type="string" table:number-columns-spanned="1" table:number-rows-spanned="8" table:style-name="ce5">
            <text:p>Base + 0x0010</text:p>
          </table:table-cell>
          <table:table-cell office:value-type="string" table:style-name="ce3">
            <text:p>Bit 0 → FIFO Empt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1 → FIFO Ful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2 → Programmable empt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3 → Programmable full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4 → Read err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5 → Read Reset busy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6 → Write error</text:p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office:value-type="string" table:style-name="ce3">
            <text:p>Bit 7 → Write Reset busy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7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cKenzie, Scott</meta:initial-creator>
    <dc:creator>McKenzie, Scott</dc:creator>
    <meta:creation-date>2025-07-06T15:24:24Z</meta:creation-date>
    <dc:date>2025-07-07T16:23:41Z</dc:date>
    <meta:print-date>2025-07-07T16:19:34Z</meta:print-date>
    <meta:editing-cycles>3</meta:editing-cycles>
    <meta:editing-duration>PT833S</meta:editing-duration>
  </office:meta>
</office:document-meta>
</file>